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=</text:p>
          </table:table-cell>
          <table:table-cell table:number-columns-repeated="4" office:value-type="float" office:value="100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q</text:p>
          </table:table-cell>
          <table:table-cell office:value-type="string">
            <text:p>=</text:p>
          </table:table-cell>
          <table:table-cell office:value-type="float" office:value="5809">
            <text:p>5809</text:p>
          </table:table-cell>
          <table:table-cell office:value-type="float" office:value="5602">
            <text:p>5602</text:p>
          </table:table-cell>
          <table:table-cell office:value-type="float" office:value="5905">
            <text:p>5905</text:p>
          </table:table-cell>
          <table:table-cell office:value-type="float" office:value="5758">
            <text:p>575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dd</text:p>
          </table:table-cell>
          <table:table-cell office:value-type="string">
            <text:p>=</text:p>
          </table:table-cell>
          <table:table-cell table:number-columns-repeated="4" office:value-type="float" office:value="5148">
            <text:p>514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Log</text:p>
          </table:table-cell>
          <table:table-cell office:value-type="string">
            <text:p>=</text:p>
          </table:table-cell>
          <table:table-cell table:number-columns-repeated="4" office:value-type="float" office:value="9999">
            <text:p>999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=</text:p>
          </table:table-cell>
          <table:table-cell office:value-type="float" office:value="20956">
            <text:p>20956</text:p>
          </table:table-cell>
          <table:table-cell office:value-type="float" office:value="20749">
            <text:p>20749</text:p>
          </table:table-cell>
          <table:table-cell office:value-type="float" office:value="21052">
            <text:p>21052</text:p>
          </table:table-cell>
          <table:table-cell office:value-type="float" office:value="20905">
            <text:p>20905</text:p>
          </table:table-cell>
          <table:table-cell table:formula="of:=AVERAGE([.D8:.G8])" office:value-type="float" office:value="20915.5">
            <text:p>20915.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=</text:p>
          </table:table-cell>
          <table:table-cell table:number-columns-repeated="4" office:value-type="float" office:value="200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q</text:p>
          </table:table-cell>
          <table:table-cell office:value-type="string">
            <text:p>=</text:p>
          </table:table-cell>
          <table:table-cell office:value-type="float" office:value="15470">
            <text:p>15470</text:p>
          </table:table-cell>
          <table:table-cell office:value-type="float" office:value="14936">
            <text:p>14936</text:p>
          </table:table-cell>
          <table:table-cell office:value-type="float" office:value="15137">
            <text:p>15137</text:p>
          </table:table-cell>
          <table:table-cell office:value-type="float" office:value="15791">
            <text:p>1579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dd</text:p>
          </table:table-cell>
          <table:table-cell office:value-type="string">
            <text:p>=</text:p>
          </table:table-cell>
          <table:table-cell table:number-columns-repeated="4" office:value-type="float" office:value="20298">
            <text:p>2029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Log</text:p>
          </table:table-cell>
          <table:table-cell office:value-type="string">
            <text:p>=</text:p>
          </table:table-cell>
          <table:table-cell table:number-columns-repeated="4" office:value-type="float" office:value="39999">
            <text:p>3999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=</text:p>
          </table:table-cell>
          <table:table-cell office:value-type="float" office:value="75767">
            <text:p>75767</text:p>
          </table:table-cell>
          <table:table-cell office:value-type="float" office:value="75233">
            <text:p>75233</text:p>
          </table:table-cell>
          <table:table-cell office:value-type="float" office:value="75434">
            <text:p>75434</text:p>
          </table:table-cell>
          <table:table-cell office:value-type="float" office:value="76088">
            <text:p>76088</text:p>
          </table:table-cell>
          <table:table-cell table:formula="of:=AVERAGE([.D15:.G15])" office:value-type="float" office:value="75630.5">
            <text:p>75630.5</text:p>
          </table:table-cell>
          <table:table-cell table:formula="of:=[.H15]/[.$H$8]" office:value-type="float" office:value="3.61600248619445">
            <text:p>3.616002486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=</text:p>
          </table:table-cell>
          <table:table-cell table:number-columns-repeated="4" office:value-type="float" office:value="400">
            <text:p>4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q</text:p>
          </table:table-cell>
          <table:table-cell office:value-type="string">
            <text:p>=</text:p>
          </table:table-cell>
          <table:table-cell office:value-type="float" office:value="40909">
            <text:p>40909</text:p>
          </table:table-cell>
          <table:table-cell office:value-type="float" office:value="42586">
            <text:p>42586</text:p>
          </table:table-cell>
          <table:table-cell office:value-type="float" office:value="38905">
            <text:p>38905</text:p>
          </table:table-cell>
          <table:table-cell office:value-type="float" office:value="39427">
            <text:p>3942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dd</text:p>
          </table:table-cell>
          <table:table-cell office:value-type="string">
            <text:p>=</text:p>
          </table:table-cell>
          <table:table-cell table:number-columns-repeated="4" office:value-type="float" office:value="80598">
            <text:p>8059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Log</text:p>
          </table:table-cell>
          <table:table-cell office:value-type="string">
            <text:p>=</text:p>
          </table:table-cell>
          <table:table-cell table:number-columns-repeated="4" office:value-type="float" office:value="159999">
            <text:p>15999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=</text:p>
          </table:table-cell>
          <table:table-cell office:value-type="float" office:value="281506">
            <text:p>281506</text:p>
          </table:table-cell>
          <table:table-cell office:value-type="float" office:value="283183">
            <text:p>283183</text:p>
          </table:table-cell>
          <table:table-cell office:value-type="float" office:value="279502">
            <text:p>279502</text:p>
          </table:table-cell>
          <table:table-cell office:value-type="float" office:value="280024">
            <text:p>280024</text:p>
          </table:table-cell>
          <table:table-cell table:formula="of:=AVERAGE([.D21:.G21])" office:value-type="float" office:value="281053.75">
            <text:p>281053.75</text:p>
          </table:table-cell>
          <table:table-cell table:formula="of:=[.H21]/[.$H$8]" office:value-type="float" office:value="13.4375821758983">
            <text:p>13.4375821759</text:p>
          </table:table-cell>
          <table:table-cell table:formula="of:=[.H21]/[.$H$15]" office:value-type="float" office:value="3.71614295819808">
            <text:p>3.71614295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2/25/2015</text:date>, <text:time>21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2-25T20:53:00.55</meta:creation-date>
    <dc:date>2015-02-25T21:14:24.52</dc:date>
    <dc:creator>RCC RCCD</dc:creator>
    <meta:editing-duration>PT6M13S</meta:editing-duration>
    <meta:editing-cycles>1</meta:editing-cycles>
    <meta:document-statistic meta:table-count="3" meta:cell-count="96" meta:object-count="0"/>
    <meta:generator>OpenOffice/4.1.0$Win32 OpenOffice.org_project/410m18$Build-9764</meta:generator>
  </office:meta>
</office:document-meta>
</file>